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01c97c" officeooo:paragraph-rsid="0001c97c"/>
    </style:style>
    <style:style style:name="P2" style:family="paragraph" style:parent-style-name="Standard">
      <style:text-properties fo:language="pt" fo:country="BR" officeooo:rsid="000230f0" officeooo:paragraph-rsid="000230f0"/>
    </style:style>
    <style:style style:name="T1" style:family="text">
      <style:text-properties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ando um servidor :</text:p>
      <text:p text:style-name="P1"/>
      <text:p text:style-name="P1">Criando a pasta backend:</text:p>
      <text:p text:style-name="P1"/>
      <text:p text:style-name="P1">npm install express</text:p>
      <text:p text:style-name="P1"/>
      <text:p text:style-name="P2">Criando pasta reac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3-23T11:58:23.507000000</dc:date>
    <meta:editing-duration>PT25M34S</meta:editing-duration>
    <meta:editing-cycles>1</meta:editing-cycles>
    <meta:document-statistic meta:table-count="0" meta:image-count="0" meta:object-count="0" meta:page-count="1" meta:paragraph-count="4" meta:word-count="14" meta:character-count="85" meta:non-whitespace-character-count="75"/>
  </office:meta>
</office:document-meta>
</file>